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/>
    </style:style>
    <style:style style:name="P2" style:family="paragraph" style:parent-styl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</style:style>
    <style:style style:name="P3" style:family="paragraph" style:parent-style-name="Standard" style:master-pag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lways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color="#bcbec4" style:font-name="Courier New" fo:font-size="12pt" style:font-name-asian="Courier New2" style:font-size-asian="12pt" style:font-name-complex="Courier New2" style:font-size-complex="12pt"/>
    </style:style>
    <style:style style:name="Sect1" style:family="section">
      <style:section-properties style:editable="false">
        <style:columns fo:column-count="2">
          <style:column style:rel-width="32767*" fo:start-indent="0in" fo:end-indent="0.039in"/>
          <style:column style:rel-width="32768*" fo:start-indent="0.039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Курс «Базы данных», раздел «Oracle»</text:span></text:p>
      <text:p text:style-name="P2"><text:span text:style-name="T1">Вариант 1</text:span></text:p>
      <text:p text:style-name="P2"><text:span text:style-name="T2">1 Создание логической структуры БД «Мореходство»</text:span></text:p>
      <text:p text:style-name="P4"><text:span text:style-name="T3">Дана схема базы данных в виде следующих отношений. С помощью операторов SQL создать логическую структуру соответствующих таблиц для хранения с СУБД, используя известные средства поддержания целостности (NOT NULL, CHECK и т.д.). Обосновать выбор типов данных <text:s/>и используемые средства поддержания целостности.</text:span></text:p>
      <text:section text:style-name="Sect1" text:name="TextSection">
        <text:p text:style-name="P5"/>
        <text:p text:style-name="P4"><text:span text:style-name="T3">СУДНО:</text:span></text:p>
        <text:list xml:id="list1524675680" text:style-name="WWNum1">
          <text:list-item>
            <text:p text:style-name="P7"><text:span text:style-name="T3">Идентификатор</text:span></text:p>
          </text:list-item>
          <text:list-item>
            <text:p text:style-name="P7"><text:span text:style-name="T3">Название</text:span></text:p>
          </text:list-item>
          <text:list-item>
            <text:p text:style-name="P7"><text:span text:style-name="T3">Порт приписки</text:span></text:p>
          </text:list-item>
          <text:list-item>
            <text:p text:style-name="P7"><text:span text:style-name="T3">Льгота(%)</text:span></text:p>
          </text:list-item>
        </text:list>
        <text:p text:style-name="P5"/>
        <text:p text:style-name="P5"/>
        <text:p text:style-name="P4"><text:span text:style-name="T3">МЕСТА ПОГРУЗКИ:</text:span></text:p>
        <text:list xml:id="list3755791680" text:style-name="WWNum2">
          <text:list-item>
            <text:p text:style-name="P8"><text:span text:style-name="T3">Идентификатор</text:span></text:p>
          </text:list-item>
          <text:list-item>
            <text:p text:style-name="P8"><text:span text:style-name="T3">Причал</text:span></text:p>
          </text:list-item>
          <text:list-item>
            <text:p text:style-name="P8"><text:span text:style-name="T3">Порт</text:span></text:p>
          </text:list-item>
          <text:list-item>
            <text:p text:style-name="P8"><text:span text:style-name="T3">Отчисления на погрузку(%)</text:span></text:p>
          </text:list-item>
        </text:list>
        <text:p text:style-name="P5"/>
        <text:p text:style-name="P5"/>
        <text:p text:style-name="P5"/>
        <text:p text:style-name="P4"><text:soft-page-break/><text:span text:style-name="T3">ГРУЗ:</text:span></text:p>
        <text:list xml:id="list948918478" text:style-name="WWNum3">
          <text:list-item>
            <text:p text:style-name="P9"><text:span text:style-name="T3">Идентификатор</text:span></text:p>
          </text:list-item>
          <text:list-item>
            <text:p text:style-name="P9"><text:span text:style-name="T3">Название</text:span></text:p>
          </text:list-item>
          <text:list-item>
            <text:p text:style-name="P9"><text:span text:style-name="T3">Порт складирования</text:span></text:p>
          </text:list-item>
          <text:list-item>
            <text:p text:style-name="P9"><text:span text:style-name="T3">Стоимость</text:span></text:p>
          </text:list-item>
          <text:list-item>
            <text:p text:style-name="P9"><text:span text:style-name="T3">Макс. Количество</text:span></text:p>
          </text:list-item>
        </text:list>
        <text:p text:style-name="P5"/>
        <text:p text:style-name="P4"><text:span text:style-name="T3">ПОГРУЗКА:</text:span></text:p>
        <text:list xml:id="list2958384560" text:style-name="WWNum4">
          <text:list-item>
            <text:p text:style-name="P10"><text:span text:style-name="T3">Номер ведомости</text:span></text:p>
          </text:list-item>
          <text:list-item>
            <text:p text:style-name="P10"><text:span text:style-name="T3">Дата</text:span></text:p>
          </text:list-item>
          <text:list-item>
            <text:p text:style-name="P10"><text:span text:style-name="T3">Судно</text:span></text:p>
          </text:list-item>
          <text:list-item>
            <text:p text:style-name="P10"><text:span text:style-name="T3">Место погрузки</text:span></text:p>
          </text:list-item>
          <text:list-item>
            <text:p text:style-name="P10"><text:span text:style-name="T3">Груз</text:span></text:p>
          </text:list-item>
          <text:list-item>
            <text:p text:style-name="P10"><text:span text:style-name="T3">Количество</text:span></text:p>
          </text:list-item>
          <text:list-item>
            <text:p text:style-name="P10"><text:span text:style-name="T3">Стоимость</text:span></text:p>
          </text:list-item>
        </text:list>
      </text:section>
      <text:section text:style-name="Sect2" text:name="Section1">
        <text:p text:style-name="P2"><text:span text:style-name="T2">2 Наполнение данными</text:span></text:p>
        <text:p text:style-name="P4"><text:span text:style-name="T3">Требуется наполнить базу данных информацией (INSERT). Прилагается файл с данными.</text:span></text:p>
        <text:p text:style-name="P4"><text:span text:style-name="T3">В случае некорректного ввода данных проверить структуру таблиц и ограничения целостности.</text:span></text:p>
        <text:p text:style-name="P2"><text:span text:style-name="T2">3 Вывод информации</text:span></text:p>
        <text:p text:style-name="P4"><text:span text:style-name="T3">Реализовать запросы по выводу необходимой информации (SELECT):</text:span></text:p>
        <text:list xml:id="list2909985663" text:style-name="WWNum5">
          <text:list-item>
            <text:p text:style-name="P11"><text:span text:style-name="T4">Вывести </text:span><text:span text:style-name="T3">все различные названия судов, их льгот и мест погрузки (порт, причал). <text:line-break/></text:span><text:span text:style-name="T4">Сортировка</text:span><text:span text:style-name="T3"> по названию.</text:span></text:p>
          </text:list-item>
        </text:list>
        <text:p text:style-name="P6"><text:soft-page-break/></text:p>
        <text:p text:style-name="Standard"><text:span text:style-name="T7">SELECT DISTINCT Название, Льгота, Порт, Причал</text:span></text:p>
        <text:p text:style-name="Standard"><text:span text:style-name="T7">FROM Судно</text:span></text:p>
        <text:p text:style-name="Standard"><text:span text:style-name="T7"><text:s text:c="4"/>LEFT JOIN Погрузка</text:span></text:p>
        <text:p text:style-name="Standard"><text:span text:style-name="T7"><text:s text:c="8"/>ON Судно.Идентификатор = Погрузка.Судно</text:span></text:p>
        <text:p text:style-name="Standard"><text:span text:style-name="T7"><text:s text:c="4"/>LEFT JOIN Место_погрузки</text:span></text:p>
        <text:p text:style-name="Standard"><text:span text:style-name="T7"><text:s text:c="8"/>ON Погрузка.Место_погрузки = Место_погрузки.Идентификатор</text:span></text:p>
        <text:p text:style-name="Standard"><text:span text:style-name="T7">ORDER BY Название;</text:span></text:p>
        <text:p text:style-name="P6"/>
        <text:p text:style-name="P1"><text:span text:style-name="T8">#,Название,Льгота,Порт,Причал</text:span></text:p>
        <text:p text:style-name="P1"><text:span text:style-name="T8">1,ADM TRADING 1,4,NAHODKA,PRICHAL 1</text:span></text:p>
        <text:p text:style-name="P1"><text:span text:style-name="T8">2,ADM TRADING 1,4,NEW YORK,PRICHAL 2</text:span></text:p>
        <text:p text:style-name="P1"><text:span text:style-name="T8">3,ADMIRAL NAHIMOV,3,VLADIVOSTOK,PRICHAL 1</text:span></text:p>
        <text:p text:style-name="P1"><text:span text:style-name="T8">4,ADMIRAL NAHIMOV,3,RIGA,PRICHAL 3</text:span></text:p>
        <text:p text:style-name="P1"><text:span text:style-name="T8">5,ADMIRAL NAHIMOV,3,NAHODKA,PRICHAL 3</text:span></text:p>
        <text:p text:style-name="P1"><text:span text:style-name="T8">6,ADMIRAL NAHIMOV,3,BALTIMORE,PRICHAL 3</text:span></text:p>
        <text:p text:style-name="P1"><text:span text:style-name="T8">7,BISTRY,2,VLADIVOSTOK,PRICHAL 4</text:span></text:p>
        <text:p text:style-name="P1"><text:span text:style-name="T8">8,BISTRY,2,NEW YORK,PRICHAL 8</text:span></text:p>
        <text:p text:style-name="P1"><text:span text:style-name="T8">9,JOHN GREY,1,NAHODKA,PRICHAL 1</text:span></text:p>
        <text:p text:style-name="P1"><text:span text:style-name="T8">10,JOHN GREY,1,VLADIVOSTOK,PRICHAL 2</text:span></text:p>
        <text:p text:style-name="P6"/>
        <text:list xml:id="list222832862795611" text:continue-numbering="true" text:style-name="WWNum5">
          <text:list-item>
            <text:p text:style-name="P11"><text:soft-page-break/><text:span text:style-name="T3">Найти</text:span><text:span text:style-name="T4"> </text:span><text:span text:style-name="T3">названия судов, производивших погрузку в тех чужих портах, где отчисления на погрузку более 3%. <text:line-break/></text:span><text:span text:style-name="T4">Вывести </text:span><text:span text:style-name="T3">названия этих портов и имена причалов. </text:span><text:span text:style-name="T4">Отсортировать</text:span><text:span text:style-name="T3"> по портам.</text:span></text:p>
          </text:list-item>
        </text:list>
        <text:p text:style-name="P12"/>
        <text:p text:style-name="Standard"><text:span text:style-name="T7">SELECT Название, Место_погрузки.Причал</text:span></text:p>
        <text:p text:style-name="Standard"><text:span text:style-name="T7">FROM Судно</text:span></text:p>
        <text:p text:style-name="Standard"><text:span text:style-name="T7"><text:s text:c="4"/>INNER JOIN Погрузка</text:span></text:p>
        <text:p text:style-name="Standard"><text:span text:style-name="T7"><text:s text:c="8"/>ON Судно.Идентификатор = Погрузка.Судно</text:span></text:p>
        <text:p text:style-name="Standard"><text:span text:style-name="T7"><text:s text:c="4"/>INNER JOIN Место_погрузки</text:span></text:p>
        <text:p text:style-name="Standard"><text:span text:style-name="T7"><text:s text:c="8"/>ON Погрузка.Место_погрузки = Место_погрузки.Идентификатор</text:span></text:p>
        <text:p text:style-name="Standard"><text:span text:style-name="T7">WHERE Отчисления_на_погрузку &gt; 3</text:span></text:p>
        <text:p text:style-name="Standard"><text:span text:style-name="T7"><text:s text:c="2"/>AND Место_погрузки.Порт &lt;&gt; Судно.Порт_приписки</text:span></text:p>
        <text:p text:style-name="Standard"><text:span text:style-name="T7">ORDER BY Название;</text:span></text:p>
        <text:p text:style-name="P6"/>
        <text:p text:style-name="P1"><text:span text:style-name="T8">#,Название,Причал</text:span></text:p>
        <text:p text:style-name="P1"><text:span text:style-name="T8">1,ADM TRADING 1,PRICHAL 1</text:span></text:p>
        <text:p text:style-name="P1"><text:span text:style-name="T8">2,ADMIRAL NAHIMOV,PRICHAL 3</text:span></text:p>
        <text:p text:style-name="P1"><text:span text:style-name="T8">3,BISTRY,PRICHAL 4</text:span></text:p>
        <text:p text:style-name="P1"><text:span text:style-name="T8">4,BISTRY,PRICHAL 8</text:span></text:p>
        <text:p text:style-name="P1"><text:span text:style-name="T8">5,BISTRY,PRICHAL 4</text:span></text:p>
        <text:p text:style-name="P1"><text:span text:style-name="T8">6,JOHN GREY,PRICHAL 1</text:span></text:p>
        <text:p text:style-name="P1"><text:span text:style-name="T8">7,JOHN GREY,PRICHAL 2</text:span></text:p>
        <text:p text:style-name="P1"><text:span text:style-name="T8">8,LUCKY,PRICHAL 6</text:span></text:p>
        <text:p text:style-name="P1"><text:soft-page-break/><text:span text:style-name="T8">9,LUNA,PRICHAL 8</text:span></text:p>
        <text:p text:style-name="P1"><text:span text:style-name="T8">10,NADEZHNY,PRICHAL 2</text:span></text:p>
        <text:p text:style-name="P6"/>
        <text:list xml:id="list222832775686928" text:continue-numbering="true" text:style-name="WWNum5">
          <text:list-item>
            <text:p text:style-name="P11"><text:span text:style-name="T3">Найти суда, не производившие погрузки в причалах порта VLADIVOSTOK.<text:line-break/></text:span><text:span text:style-name="T4">Вывести</text:span><text:span text:style-name="T3"> название судов, и места погрузки (порт, причал). С</text:span><text:span text:style-name="T4">ортировать</text:span><text:span text:style-name="T3"> по порту.</text:span></text:p>
          </text:list-item>
        </text:list>
        <text:p text:style-name="P6"/>
        <text:p text:style-name="Standard"><text:span text:style-name="T7">WITH места_погрузки_владивосток AS (</text:span></text:p>
        <text:p text:style-name="Standard"><text:span text:style-name="T7"><text:s text:c="4"/>SELECT Идентификатор</text:span></text:p>
        <text:p text:style-name="Standard"><text:span text:style-name="T7"><text:s text:c="4"/>FROM Место_погрузки</text:span></text:p>
        <text:p text:style-name="Standard"><text:span text:style-name="T7"><text:s text:c="4"/>WHERE Порт LIKE 'VLADIVOSTOK'</text:span></text:p>
        <text:p text:style-name="Standard"><text:span text:style-name="T7">),</text:span></text:p>
        <text:p text:style-name="Standard"><text:span text:style-name="T7">судна_погрузки_владивосток AS (</text:span></text:p>
        <text:p text:style-name="Standard"><text:span text:style-name="T7"><text:s text:c="4"/>SELECT DISTINCT Название</text:span></text:p>
        <text:p text:style-name="Standard"><text:span text:style-name="T7"><text:s text:c="4"/>FROM Судно</text:span></text:p>
        <text:p text:style-name="Standard"><text:span text:style-name="T7"><text:s text:c="8"/>INNER JOIN Погрузка</text:span></text:p>
        <text:p text:style-name="Standard"><text:span text:style-name="T7"><text:s text:c="12"/>ON Судно.Идентификатор = Погрузка.Судно</text:span></text:p>
        <text:p text:style-name="Standard"><text:span text:style-name="T7"><text:s text:c="4"/>WHERE Место_погрузки IN (SELECT *</text:span></text:p>
        <text:p text:style-name="Standard"><text:span text:style-name="T7"><text:s text:c="29"/>FROM места_погрузки_владивосток)</text:span></text:p>
        <text:p text:style-name="Standard"><text:span text:style-name="T7">)</text:span></text:p>
        <text:p text:style-name="Standard"><text:span text:style-name="T7">SELECT Название, Порт, Причал</text:span></text:p>
        <text:p text:style-name="Standard"><text:span text:style-name="T7">FROM Судно</text:span></text:p>
        <text:p text:style-name="Standard"><text:span text:style-name="T7">LEFT JOIN Погрузка</text:span></text:p>
        <text:p text:style-name="Standard"><text:soft-page-break/><text:span text:style-name="T7"><text:s text:c="4"/>ON Судно.Идентификатор = Погрузка.Судно</text:span></text:p>
        <text:p text:style-name="Standard"><text:span text:style-name="T7">LEFT JOIN Место_погрузки</text:span></text:p>
        <text:p text:style-name="Standard"><text:span text:style-name="T7"><text:s text:c="4"/>ON Погрузка.Место_погрузки = Место_погрузки.Идентификатор</text:span></text:p>
        <text:p text:style-name="Standard"><text:span text:style-name="T7">WHERE Название NOT IN (</text:span></text:p>
        <text:p text:style-name="Standard"><text:span text:style-name="T7"><text:s text:c="4"/>SELECT * FROM судна_погрузки_владивосток</text:span></text:p>
        <text:p text:style-name="Standard"><text:span text:style-name="T7">)</text:span></text:p>
        <text:p text:style-name="Standard"><text:span text:style-name="T7">ORDER BY Порт;</text:span></text:p>
        <text:p text:style-name="P14"/>
        <text:p text:style-name="P1"><text:span text:style-name="T8">#,Название,Порт,Причал</text:span></text:p>
        <text:p text:style-name="P1"><text:span text:style-name="T8">1,LUCKY,BALTIMORE,PRICHAL 6</text:span></text:p>
        <text:p text:style-name="P1"><text:span text:style-name="T8">2,ADM TRADING 1,NAHODKA,PRICHAL 1</text:span></text:p>
        <text:p text:style-name="P1"><text:span text:style-name="T8">3,LUNA,NAHODKA,PRICHAL 3</text:span></text:p>
        <text:p text:style-name="P1"><text:span text:style-name="T8">4,NADEZHNY,NAHODKA,PRICHAL 1</text:span></text:p>
        <text:p text:style-name="P1"><text:span text:style-name="T8">5,ADM TRADING 1,NEW YORK,PRICHAL 2</text:span></text:p>
        <text:p text:style-name="P1"><text:span text:style-name="T8">6,LUNA,NEW YORK,PRICHAL 8</text:span></text:p>
        <text:p text:style-name="P1"><text:span text:style-name="T8">7,NADEZHNY,SAKHALIN,PRICHAL 2</text:span></text:p>
        <text:p text:style-name="P6"/>
        <text:list xml:id="list222832950766850" text:continue-numbering="true" text:style-name="WWNum5">
          <text:list-item>
            <text:p text:style-name="P11"><text:span text:style-name="T3">Определить порт приписки судна, производившего самую дорогую погрузку в период с 1 июня 2002г. по 1 сентября 2002 г. <text:line-break/></text:span><text:span text:style-name="T4">Вывести</text:span><text:span text:style-name="T3"> название судна, порт приписки</text:span></text:p>
          </text:list-item>
        </text:list>
        <text:p text:style-name="P6"/>
        <text:p text:style-name="Standard"><text:span text:style-name="T7">WITH погрузки_за_период AS (</text:span></text:p>
        <text:p text:style-name="Standard"><text:span text:style-name="T7"><text:s text:c="4"/>SELECT * FROM Погрузка</text:span></text:p>
        <text:p text:style-name="Standard"><text:soft-page-break/><text:span text:style-name="T7"><text:s text:c="4"/>WHERE Дата BETWEEN '2002-06-01' AND '2002-09-01'</text:span></text:p>
        <text:p text:style-name="Standard"><text:span text:style-name="T7">),</text:span></text:p>
        <text:p text:style-name="Standard"><text:span text:style-name="T7">максимальная_стоимость AS (</text:span></text:p>
        <text:p text:style-name="Standard"><text:span text:style-name="T7"><text:s text:c="4"/>SELECT MAX(Стоимость)</text:span></text:p>
        <text:p text:style-name="Standard"><text:span text:style-name="T7"><text:s text:c="4"/>FROM погрузки_за_период</text:span></text:p>
        <text:p text:style-name="Standard"><text:span text:style-name="T7">),</text:span></text:p>
        <text:p text:style-name="Standard"><text:span text:style-name="T7">судна_с_самой_дорогой_погрузкой AS (</text:span></text:p>
        <text:p text:style-name="Standard"><text:span text:style-name="T7"><text:s text:c="4"/>SELECT *</text:span></text:p>
        <text:p text:style-name="Standard"><text:span text:style-name="T7"><text:s text:c="4"/>FROM погрузки_за_период</text:span></text:p>
        <text:p text:style-name="Standard"><text:span text:style-name="T7"><text:s text:c="4"/>WHERE Стоимость = (</text:span></text:p>
        <text:p text:style-name="Standard"><text:span text:style-name="T7"><text:s text:c="8"/>SELECT * FROM максимальная_стоимость</text:span></text:p>
        <text:p text:style-name="Standard"><text:span text:style-name="T7"><text:s text:c="4"/>)</text:span></text:p>
        <text:p text:style-name="Standard"><text:span text:style-name="T7">)</text:span></text:p>
        <text:p text:style-name="Standard"><text:span text:style-name="T7">SELECT Название, Порт_приписки</text:span></text:p>
        <text:p text:style-name="Standard"><text:span text:style-name="T7">FROM Судно</text:span></text:p>
        <text:p text:style-name="Standard"><text:span text:style-name="T7">WHERE Судно.Идентификатор IN (</text:span></text:p>
        <text:p text:style-name="Standard"><text:span text:style-name="T7"><text:s text:c="4"/>SELECT Судно</text:span></text:p>
        <text:p text:style-name="Standard"><text:span text:style-name="T7"><text:s text:c="4"/>FROM судна_с_самой_дорогой_погрузкой</text:span></text:p>
        <text:p text:style-name="Standard"><text:span text:style-name="T7">)</text:span></text:p>
        <text:p text:style-name="Standard"><text:span text:style-name="T7">ORDER BY Название;</text:span></text:p>
        <text:p text:style-name="P14"/>
        <text:p text:style-name="P1"><text:soft-page-break/><text:span text:style-name="T8">#,Название,Порт_приписки</text:span></text:p>
        <text:p text:style-name="P1"><text:span text:style-name="T8">1,JOHN GREY,NEW ORLEANS</text:span></text:p>
        <text:p text:style-name="P6"/>
        <text:list xml:id="list222832765268794" text:continue-numbering="true" text:style-name="WWNum5">
          <text:list-item>
            <text:p text:style-name="P11"><text:span text:style-name="T3">Найти места погрузки, на которых проходила погрузка всех судов из RIGA или BALTIMORE в период с 1 мая 2002г. до 15 октября 2002г. <text:line-break/></text:span><text:span text:style-name="T4">Вывести </text:span><text:span text:style-name="T3">места погрузки (порт, причал).</text:span></text:p>
          </text:list-item>
        </text:list>
        <text:p text:style-name="P6"/>
        <text:p text:style-name="Standard"><text:span text:style-name="T7">WITH погрузки_за_период AS (</text:span></text:p>
        <text:p text:style-name="Standard"><text:span text:style-name="T7"><text:s text:c="4"/>SELECT * FROM Погрузка</text:span></text:p>
        <text:p text:style-name="Standard"><text:span text:style-name="T7"><text:s text:c="4"/>WHERE Дата BETWEEN '2002-05-01' AND '2002-10-15'</text:span></text:p>
        <text:p text:style-name="Standard"><text:span text:style-name="T7">),</text:span></text:p>
        <text:p text:style-name="Standard"><text:span text:style-name="T7">судна_рига_балтимор AS (</text:span></text:p>
        <text:p text:style-name="Standard"><text:span text:style-name="T7"><text:s text:c="4"/>SELECT Идентификатор</text:span></text:p>
        <text:p text:style-name="Standard"><text:span text:style-name="T7"><text:s text:c="4"/>FROM Судно</text:span></text:p>
        <text:p text:style-name="Standard"><text:span text:style-name="T7"><text:s text:c="4"/>WHERE Судно.Порт_приписки IN ('RIGA', 'BALTIMORE')</text:span></text:p>
        <text:p text:style-name="Standard"><text:span text:style-name="T7">),</text:span></text:p>
        <text:p text:style-name="Standard"><text:span text:style-name="T7">места_погрузки_рига_балтимор AS (</text:span></text:p>
        <text:p text:style-name="Standard"><text:span text:style-name="T7"><text:s text:c="4"/>SELECT Место_погрузки</text:span></text:p>
        <text:p text:style-name="Standard"><text:span text:style-name="T7"><text:s text:c="4"/>FROM погрузки_за_период</text:span></text:p>
        <text:p text:style-name="Standard"><text:span text:style-name="T7"><text:s text:c="4"/>WHERE Судно IN (</text:span></text:p>
        <text:p text:style-name="Standard"><text:span text:style-name="T7"><text:s text:c="8"/>SELECT * FROM судна_рига_балтимор</text:span></text:p>
        <text:p text:style-name="Standard"><text:span text:style-name="T7"><text:s text:c="4"/>)</text:span></text:p>
        <text:p text:style-name="Standard"><text:span text:style-name="T7">)</text:span></text:p>
        <text:p text:style-name="Standard"><text:soft-page-break/><text:span text:style-name="T7">SELECT Порт, Причал</text:span></text:p>
        <text:p text:style-name="Standard"><text:span text:style-name="T7">FROM Место_погрузки</text:span></text:p>
        <text:p text:style-name="Standard"><text:span text:style-name="T7">WHERE Идентификатор IN (</text:span></text:p>
        <text:p text:style-name="Standard"><text:span text:style-name="T7"><text:s text:c="4"/>SELECT *</text:span></text:p>
        <text:p text:style-name="Standard"><text:span text:style-name="T7"><text:s text:c="4"/>FROM места_погрузки_рига_балтимор</text:span></text:p>
        <text:p text:style-name="Standard"><text:span text:style-name="T7">)</text:span></text:p>
        <text:p text:style-name="Standard"><text:span text:style-name="T7">ORDER BY Порт;</text:span></text:p>
        <text:p text:style-name="P14"/>
        <text:p text:style-name="P1"><text:span text:style-name="T8">#,Название,Порт_приписки</text:span></text:p>
        <text:p text:style-name="P1"><text:span text:style-name="T8">1,JOHN GREY,NEW ORLEANS</text:span></text:p>
        <text:p text:style-name="P6"/>
        <text:list xml:id="list222831966172726" text:continue-numbering="true" text:style-name="WWNum5">
          <text:list-item>
            <text:p text:style-name="P11"><text:span text:style-name="T3">Найти среди тех судов, которые производили погрузку в портах NAHODKA и VLADIVOSTOK, такие, которые имеют льготы меньше среднего.<text:line-break/></text:span><text:span text:style-name="T4">Вывести</text:span><text:span text:style-name="T3"> название судов</text:span></text:p>
          </text:list-item>
        </text:list>
        <text:p text:style-name="P6"/>
        <text:p text:style-name="Standard"><text:span text:style-name="T7">WITH места_погрузки_находка_владивосток AS (</text:span></text:p>
        <text:p text:style-name="Standard"><text:span text:style-name="T7"><text:s text:c="4"/>SELECT Идентификатор</text:span></text:p>
        <text:p text:style-name="Standard"><text:span text:style-name="T7"><text:s text:c="4"/>FROM Место_погрузки</text:span></text:p>
        <text:p text:style-name="Standard"><text:span text:style-name="T7"><text:s text:c="4"/>WHERE Порт IN ('NAHODKA', 'VLADIVOSTOK')</text:span></text:p>
        <text:p text:style-name="Standard"><text:span text:style-name="T7">),</text:span></text:p>
        <text:p text:style-name="Standard"><text:span text:style-name="T7">судна_находка_владивосток AS (</text:span></text:p>
        <text:p text:style-name="Standard"><text:span text:style-name="T7"><text:s text:c="4"/>SELECT DISTINCT Судно</text:span></text:p>
        <text:p text:style-name="Standard"><text:span text:style-name="T7"><text:s text:c="4"/>FROM Погрузка</text:span></text:p>
        <text:p text:style-name="Standard"><text:soft-page-break/><text:span text:style-name="T7"><text:s text:c="4"/>WHERE Место_погрузки IN (</text:span></text:p>
        <text:p text:style-name="Standard"><text:span text:style-name="T7"><text:s text:c="8"/>SELECT *</text:span></text:p>
        <text:p text:style-name="Standard"><text:span text:style-name="T7"><text:s text:c="8"/>FROM места_погрузки_находка_владивосток</text:span></text:p>
        <text:p text:style-name="Standard"><text:span text:style-name="T7"><text:s text:c="4"/>)</text:span></text:p>
        <text:p text:style-name="Standard"><text:span text:style-name="T7">),</text:span></text:p>
        <text:p text:style-name="Standard"><text:span text:style-name="T7">средняя_льгота AS (</text:span></text:p>
        <text:p text:style-name="Standard"><text:span text:style-name="T7"><text:s text:c="4"/>SELECT AVG(Льгота)</text:span></text:p>
        <text:p text:style-name="Standard"><text:span text:style-name="T7"><text:s text:c="4"/>FROM Судно</text:span></text:p>
        <text:p text:style-name="Standard"><text:span text:style-name="T7">)</text:span></text:p>
        <text:p text:style-name="Standard"><text:span text:style-name="T7">SELECT Название</text:span></text:p>
        <text:p text:style-name="Standard"><text:span text:style-name="T7">FROM Судно</text:span></text:p>
        <text:p text:style-name="Standard"><text:span text:style-name="T7">WHERE Идентификатор IN (</text:span></text:p>
        <text:p text:style-name="Standard"><text:span text:style-name="T7"><text:s text:c="4"/>SELECT * FROM судна_находка_владивосток</text:span></text:p>
        <text:p text:style-name="Standard"><text:span text:style-name="T7">)</text:span></text:p>
        <text:p text:style-name="Standard"><text:span text:style-name="T7">AND Льгота &lt; (</text:span></text:p>
        <text:p text:style-name="Standard"><text:span text:style-name="T7"><text:s text:c="4"/>SELECT *</text:span></text:p>
        <text:p text:style-name="Standard"><text:span text:style-name="T7"><text:s text:c="4"/>FROM средняя_льгота</text:span></text:p>
        <text:p text:style-name="Standard"><text:span text:style-name="T7">)</text:span></text:p>
        <text:p text:style-name="Standard"><text:span text:style-name="T7">ORDER BY Название;</text:span></text:p>
        <text:p text:style-name="P14"/>
        <text:p text:style-name="P1"><text:span text:style-name="T8">#,Название</text:span></text:p>
        <text:p text:style-name="P1"><text:soft-page-break/><text:span text:style-name="T8">1,ADMIRAL NAHIMOV</text:span></text:p>
        <text:p text:style-name="P1"><text:span text:style-name="T8">2,BISTRY</text:span></text:p>
        <text:p text:style-name="P1"><text:span text:style-name="T8">3,JOHN GREY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position="0% 100%" style:font-name="Times New Roman" fo:font-family="'Times New Roman'" style:font-family-generic="roman" style:font-pitch="variable" fo:font-size="12pt" fo:font-weight="normal"/>
    </style:style>
    <style:style style:name="ListLabel_20_38" style:display-name="ListLabel 38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88" meta:word-count="680" meta:character-count="5502" meta:non-whitespace-character-count="4732"/>
    <meta:generator>LibreOfficeDev/6.0.5.2$Linux_X86_64 LibreOffice_project/</meta:generator>
  </office:meta>
</office:document-meta>
</file>